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sans-serif"/>
    <style:font-face style:name="Avenir Next" svg:font-family="'Avenir Next', 'Roboto Condensed', Arial, sans-serif"/>
    <style:font-face style:name="Georgia" svg:font-family="Georgia, serif"/>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T1" style:family="text">
      <style:text-properties fo:color="#000000" style:font-name="Arial1" fo:font-size="9pt" fo:font-style="normal" style:font-style-asian="normal" style:font-style-complex="normal"/>
    </style:style>
    <style:style style:name="T2" style:family="text">
      <style:text-properties fo:color="#000000" style:font-name="Arial1" fo:font-size="9pt"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vironmental Systems – Dynamic Systems, Simulation and Modelling</text:p>
      <text:p text:style-name="P1"/>
      <text:p text:style-name="P1">A. Schupp, J. Schwalb &amp; Schönberg, A.</text:p>
      <text:p text:style-name="Standard"/>
      <text:p text:style-name="Standard">1. Introduction</text:p>
      <text:p text:style-name="Standard"/>
      <text:p text:style-name="Standard"/>
      <text:p text:style-name="Standard">Our goal is to simulate a bioinvasion of a invasiv species in an stabel ecosystem. Ecosystems are complex, dynamical, non-linear and multilevel system with many feedbacks due to the co-operation of positve and negativ loops (<text:span text:style-name="T3">Awrejcewicz et al</text:span> 2015, P.267)</text:p>
      <text:p text:style-name="Standard">An appropriate way to analyse and model the dynamics of Ecosystems is the method of Dynamic Systems which was developed by Jay W. Forrester in the late 1950's (<text:span text:style-name="T3">Awrejcewicz et al</text:span> 2015, P.267).</text:p>
      <text:p text:style-name="Standard">We will use the open access Software VENSIM (Venata Systems Inc 2015: VENSIM) to simulate a predator pray system with two predators in a food competition. .</text:p>
      <text:p text:style-name="Standard"/>
      <text:p text:style-name="Standard">2. Model Scenario „invasiv species“</text:p>
      <text:p text:style-name="Standard"/>
      <text:p text:style-name="Standard">Since the increasing transport and exchange due to the gloabisation (Perrings et al. 2005, p.212) ecosystems are tretened by invasiv species (Meyerson &amp; Mooney 2007, p. 199). If a foreign species reaches a new ecosystem there is a chance that it can establish (e.g. a niche). A successful reproduction can lead to an invasion of the native ecosystem with probably risk of displacement to the native species. (Nentwig 2010, p.16ff).</text:p>
      <text:p text:style-name="Standard"/>
      <text:p text:style-name="Standard"/>
      <text:p text:style-name="Standard">An actual example is harmonia axyridis (Asian ladybug) wich was introduceed in many country as an biological control agent (Majerus et al. 2006, p.210f., after Gordon 1985) but has negativ influrences on the native Coccinellidae (Ladybugs) populations. h. Axyridis has some superioritys over native species like a higher reproduction rate, a fast dispersion (Majerus et al. 2006, p.210) and improved overwintering abilitys (Labrie 2008, p.860f). With our model we want to simulate the arrival of <text:s/><text:span text:style-name="T3">h. Axyridis</text:span> in a stabel system with native Coccinellidae (predators) feeding on greenflys (prey).We assume that the superior <text:s/>h. Axyridis will outcompete the native species.</text:p>
      <text:p text:style-name="Standard"><text:span text:style-name="T2"/></text:p>
      <text:p text:style-name="Standard"><text:span text:style-name="T1"/></text:p>
      <text:p text:style-name="Standard"><text:span text:style-name="T1"/></text:p>
      <text:p text:style-name="Standard">3. Model capability</text:p>
      <text:p text:style-name="Standard"/>
      <text:p text:style-name="Standard">Our model is based on the Lotka Volterra equation predator prey model (zitieren) with a second predator as the invasiv species. The model is capable of simulationt the food competion between both predators feeding on the same prey (Greenfly). The prey has a constant birthrate while the preadtors birthrate is dependet on the population of prey (amount of food supply) and a reproductionrate (individual). Both preadotrs have a constant death rate and the prey deathrate is depend of the population of both predators. With normalized initail values (1) and rates (0.1) the system is stable. The main adjustment to simulate the superiority of <text:span text:style-name="T3">h. Axyridis <text:s/></text:span><text:span text:style-name="T4">is an </text:span>increased reproductinrate and a decreased deathrate. </text:p>
      <text:p text:style-name="Standard"/>
      <text:p text:style-name="Standard"/>
      <text:p text:style-name="Standard">4. Discussion</text:p>
      <text:p text:style-name="Standard"/>
      <text:p text:style-name="Standard"/>
      <text:p text:style-name="Standard"/>
      <text:p text:style-name="Standard"/>
      <text:p text:style-name="Standard"><text:soft-page-break/>5. lit</text:p>
      <text:p text:style-name="Standard"/>
      <text:p text:style-name="Text_20_body">Awrejcewicz, J., Kazmierczak, M., Mrozowski, J. &amp; P. Olejnik (2015): Dynamical Systems – Mathematical and Numerical Approaches.</text:p>
      <text:p text:style-name="Standard"/>
      <text:p text:style-name="Text_20_body">Nentwig, N. (2010): Invasive Arten. Göttingen. </text:p>
      <text:p text:style-name="Text_20_body"/>
      <text:p text:style-name="Text_20_body">Meyerson, L.A. &amp; Mooney, H.A. (2007): Invasive alien species in an era of globalization. Frontiers in Ecology and the Environment, 5, 199–208. </text:p>
      <text:p text:style-name="Text_20_body"/>
      <text:p text:style-name="Standard">Perrings, C., Dehnen-Schmutz, K., Touza, J. &amp; Williamson, M. (2005) How to manage biological invasions under globalization. Trends in Ecology &amp; Evolution, 20, 212–215. <text:line-break/></text:p>
      <text:p text:style-name="Standard"/>
      <text:p text:style-name="Standard">Labrie, G., Coderre, D. &amp; E. Lucas (2008): Overwintering Strategy of multicolored Asian Lady Beetle (Coleoptera: Coccinellidae): Cold-Free Space As a Factor of Invasvie Success. InAnn. Entomol. Soc. Am. 101(5): p. 860-866.</text:p>
      <text:p text:style-name="Standard"/>
      <text:p text:style-name="Standard"/>
      <text:p text:style-name="Text_20_body">Majerus MEN, Strawson V, Roy HE (2006) The potential impacts of the arrival of the Harlequin ladybird, Harmonia axyridis (Pallas) (Coleoptera: Coccinellidae), Britain. Ecol Ent 31,  207–21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sans-serif"/>
    <style:font-face style:name="Avenir Next" svg:font-family="'Avenir Next', 'Roboto Condensed', Arial, sans-serif"/>
    <style:font-face style:name="Georgia" svg:font-family="Georgia, serif"/>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9T12:14:49.41</meta:creation-date>
    <dc:date>2019-08-30T15:55:57</dc:date>
    <meta:editing-duration>PT23H39M45S</meta:editing-duration>
    <meta:editing-cycles>4</meta:editing-cycles>
    <meta:generator>OpenOffice/4.1.3$Win32 OpenOffice.org_project/413m1$Build-9783</meta:generator>
    <meta:document-statistic meta:table-count="0" meta:image-count="0" meta:object-count="0" meta:page-count="2" meta:paragraph-count="19" meta:word-count="540" meta:character-count="3505"/>
  </office:meta>
</office:document-meta>
</file>